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-complex="Mangal" style:font-size-complex="10.5pt"/>
    </style:style>
    <style:style style:name="S1" style:family="section">
      <style:section-properties fo:margin-left="0in" fo:margin-right="0in" style:writing-mode="lr-tb">
        <style:columns fo:column-count="2">
          <style:column style:rel-width="3690*" fo:start-indent="0in" fo:end-indent="0in"/>
          <style:column style:rel-width="5948*" fo:start-indent="0in" fo:end-indent="0in"/>
        </style:columns>
      </style:section-properties>
    </style:style>
    <style:style style:name="P2" style:parent-style-name="Standard" style:family="paragraph"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 fo:language="en" fo:country="GB"/>
    </style:style>
    <style:style style:name="P5" style:parent-style-name="Standard" style:family="paragraph">
      <style:text-properties fo:font-weight="bold" style:font-weight-asian="bold" style:font-weight-complex="bold" fo:language="en" fo:country="GB"/>
    </style:style>
    <style:style style:name="P6" style:parent-style-name="Standard" style:family="paragraph">
      <style:text-properties fo:font-weight="bold" style:font-weight-asian="bold" style:font-weight-complex="bold" fo:language="en" fo:country="GB"/>
    </style:style>
    <style:style style:name="P7" style:parent-style-name="Standard" style:family="paragraph">
      <style:text-properties fo:font-weight="bold" style:font-weight-asian="bold" style:font-weight-complex="bold" fo:language="en" fo:country="GB"/>
    </style:style>
    <style:style style:name="P8" style:parent-style-name="Standard" style:family="paragraph">
      <style:text-properties fo:font-weight="bold" style:font-weight-asian="bold" style:font-weight-complex="bold" fo:language="en" fo:country="GB"/>
    </style:style>
    <style:style style:name="P9" style:parent-style-name="Standard" style:family="paragraph">
      <style:text-properties fo:font-weight="bold" style:font-weight-asian="bold" style:font-weight-complex="bold" fo:language="en" fo:country="GB"/>
    </style:style>
    <style:style style:name="P10" style:parent-style-name="Standard" style:family="paragraph">
      <style:text-properties fo:language="en" fo:country="GB"/>
    </style:style>
    <style:style style:name="P11" style:parent-style-name="Standard" style:family="paragraph">
      <style:paragraph-properties fo:text-align="end"/>
      <style:text-properties fo:color="#000000" fo:language="en" fo:country="GB"/>
    </style:style>
    <style:style style:name="P12" style:parent-style-name="Standard" style:family="paragraph">
      <style:paragraph-properties fo:text-align="end"/>
      <style:text-properties fo:font-weight="bold" style:font-weight-asian="bold" style:font-weight-complex="bold" fo:font-style="italic" style:font-style-asian="italic" style:font-style-complex="italic" fo:color="#666666" fo:language="en" fo:country="GB"/>
    </style:style>
    <style:style style:name="P13" style:parent-style-name="Standard" style:family="paragraph">
      <style:paragraph-properties fo:text-align="end"/>
      <style:text-properties fo:font-weight="bold" style:font-weight-asian="bold" style:font-weight-complex="bold" fo:color="#666666" fo:language="en" fo:country="GB"/>
    </style:style>
    <style:style style:name="P14" style:parent-style-name="Standard" style:family="paragraph">
      <style:paragraph-properties fo:text-align="end"/>
      <style:text-properties fo:color="#666666" fo:language="en" fo:country="GB"/>
    </style:style>
    <style:style style:name="P15" style:parent-style-name="Standard" style:family="paragraph">
      <style:paragraph-properties fo:text-align="end"/>
      <style:text-properties fo:color="#666666" fo:language="en" fo:country="GB"/>
    </style:style>
    <style:style style:name="P16" style:parent-style-name="Standard" style:family="paragraph">
      <style:paragraph-properties fo:text-align="end"/>
      <style:text-properties fo:color="#666666" fo:language="en" fo:country="GB"/>
    </style:style>
    <style:style style:name="P17" style:parent-style-name="Standard" style:family="paragraph">
      <style:paragraph-properties fo:text-align="end"/>
      <style:text-properties fo:color="#666666" fo:language="en" fo:country="GB"/>
    </style:style>
    <style:style style:name="P18" style:parent-style-name="Standard" style:family="paragraph">
      <style:paragraph-properties fo:text-align="end"/>
      <style:text-properties fo:color="#666666" fo:language="en" fo:country="GB"/>
    </style:style>
    <style:style style:name="P19" style:parent-style-name="Standard" style:family="paragraph">
      <style:text-properties fo:color="#666666" fo:language="en" fo:country="GB"/>
    </style:style>
    <style:style style:name="S2" style:family="section">
      <style:section-properties fo:margin-left="0in" fo:margin-right="0in" style:writing-mode="lr-tb"/>
    </style:style>
    <style:style style:name="P20" style:parent-style-name="Standard" style:family="paragraph">
      <style:text-properties fo:font-size="20pt" style:font-size-asian="20pt" style:font-size-complex="20pt" fo:language="en" fo:country="GB"/>
    </style:style>
    <style:style style:name="P21" style:parent-style-name="Standard" style:family="paragraph">
      <style:text-properties fo:font-size="20pt" style:font-size-asian="20pt" style:font-size-complex="20pt" fo:language="de" fo:country="DE"/>
    </style:style>
    <style:style style:name="P22" style:parent-style-name="Standard" style:family="paragraph">
      <style:paragraph-properties fo:text-align="justify"/>
      <style:text-properties fo:language="de" fo:country="DE"/>
    </style:style>
    <style:style style:name="P23" style:parent-style-name="Standard" style:family="paragraph">
      <style:paragraph-properties fo:text-align="justify"/>
      <style:text-properties fo:language="de" fo:country="DE"/>
    </style:style>
    <style:style style:name="P24" style:parent-style-name="Standard" style:family="paragraph">
      <style:paragraph-properties fo:text-align="justify"/>
      <style:text-properties fo:language="de" fo:country="DE"/>
    </style:style>
    <style:style style:name="P25" style:parent-style-name="Standard" style:family="paragraph">
      <style:paragraph-properties fo:text-align="justify"/>
      <style:text-properties fo:language="de" fo:country="DE"/>
    </style:style>
    <style:style style:name="TableColumn27" style:family="table-column">
      <style:table-column-properties style:column-width="2.6875in" style:use-optimal-column-width="false"/>
    </style:style>
    <style:style style:name="TableColumn28" style:family="table-column">
      <style:table-column-properties style:column-width="1.3125in" style:use-optimal-column-width="false"/>
    </style:style>
    <style:style style:name="TableColumn29" style:family="table-column">
      <style:table-column-properties style:column-width="1.3125in" style:use-optimal-column-width="false"/>
    </style:style>
    <style:style style:name="TableColumn30" style:family="table-column">
      <style:table-column-properties style:column-width="1.3854in" style:use-optimal-column-width="false"/>
    </style:style>
    <style:style style:name="Table26" style:family="table">
      <style:table-properties style:width="6.6979in" fo:margin-left="0in" table:align="left"/>
    </style:style>
    <style:style style:name="TableRow31" style:family="table-row">
      <style:table-row-properties style:use-optimal-row-height="false" fo:keep-together="always"/>
    </style:style>
    <style:style style:name="TableCell32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margin-left="0.4923in">
        <style:tab-stops/>
      </style:paragraph-properties>
      <style:text-properties fo:font-weight="bold" style:font-weight-asian="bold" style:font-weight-complex="bold"/>
    </style:style>
    <style:style style:name="TableCell34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35" style:family="table-cell">
      <style:table-cell-properties fo:border-top="0.0138in dotted #000000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="0.0138in dotted #000000" style:writing-mode="lr-tb" fo:padding-top="0.0381in" fo:padding-left="0.0381in" fo:padding-bottom="0.0381in" fo:padding-right="0.0381in"/>
    </style:style>
    <style:style style:name="TableRow37" style:family="table-row">
      <style:table-row-properties style:use-optimal-row-height="false" fo:keep-together="always"/>
    </style:style>
    <style:style style:name="TableCell38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39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</style:style>
    <style:style style:name="TableCell41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text-align="center"/>
    </style:style>
    <style:style style:name="TableCell43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</style:style>
    <style:style style:name="TableRow45" style:family="table-row">
      <style:table-row-properties style:use-optimal-row-height="false" fo:keep-together="always"/>
    </style:style>
    <style:style style:name="TableCell46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47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Cell49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</style:style>
    <style:style style:name="TableCell51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</style:style>
    <style:style style:name="TableRow53" style:family="table-row">
      <style:table-row-properties style:use-optimal-row-height="false" fo:keep-together="always"/>
    </style:style>
    <style:style style:name="TableCell54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55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</style:style>
    <style:style style:name="TableCell57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ableCell59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center"/>
    </style:style>
    <style:style style:name="TableRow61" style:family="table-row">
      <style:table-row-properties style:use-optimal-row-height="false" fo:keep-together="always"/>
    </style:style>
    <style:style style:name="TableCell6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63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center"/>
    </style:style>
    <style:style style:name="TableCell65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</style:style>
    <style:style style:name="TableCell67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ableRow69" style:family="table-row">
      <style:table-row-properties style:use-optimal-row-height="false" fo:keep-together="always"/>
    </style:style>
    <style:style style:name="TableCell70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7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</style:style>
    <style:style style:name="TableCell73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</style:style>
    <style:style style:name="TableCell75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</style:style>
    <style:style style:name="TableRow77" style:family="table-row">
      <style:table-row-properties style:use-optimal-row-height="false" fo:keep-together="always"/>
    </style:style>
    <style:style style:name="TableCell78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79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</style:style>
    <style:style style:name="TableCell81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</style:style>
    <style:style style:name="TableCell83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</style:style>
    <style:style style:name="TableRow85" style:family="table-row">
      <style:table-row-properties style:use-optimal-row-height="false" fo:keep-together="always"/>
    </style:style>
    <style:style style:name="TableCell86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87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88" style:parent-style-name="TableContents" style:family="paragraph">
      <style:paragraph-properties fo:text-align="center"/>
    </style:style>
    <style:style style:name="TableCell89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text-align="center"/>
    </style:style>
    <style:style style:name="TableCell91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</style:style>
    <style:style style:name="TableRow93" style:family="table-row">
      <style:table-row-properties style:use-optimal-row-height="false" fo:keep-together="always"/>
    </style:style>
    <style:style style:name="TableCell94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95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</style:style>
    <style:style style:name="TableCell97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</style:style>
    <style:style style:name="TableCell99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ableRow101" style:family="table-row">
      <style:table-row-properties style:use-optimal-row-height="false" fo:keep-together="always"/>
    </style:style>
    <style:style style:name="TableCell102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03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</style:style>
    <style:style style:name="TableCell105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ableCell107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paragraph-properties fo:text-align="center"/>
    </style:style>
    <style:style style:name="TableRow109" style:family="table-row">
      <style:table-row-properties style:use-optimal-row-height="false" fo:keep-together="always"/>
    </style:style>
    <style:style style:name="TableCell110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11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</style:style>
    <style:style style:name="TableCell113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</style:style>
    <style:style style:name="TableCell115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</style:style>
    <style:style style:name="TableRow117" style:family="table-row">
      <style:table-row-properties style:use-optimal-row-height="false" fo:keep-together="always"/>
    </style:style>
    <style:style style:name="TableCell118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TableCell119" style:family="table-cell">
      <style:table-cell-properties fo:border-top="none" fo:border-left="0.0138in dotted #000000" fo:border-bottom="0.0138in dotte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</style:style>
    <style:style style:name="TableCell121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</style:style>
    <style:style style:name="TableCell123" style:family="table-cell">
      <style:table-cell-properties fo:border-top="none" fo:border-left="0.0138in dotted #000000" fo:border-bottom="0.0138in dotted #000000" fo:border-right="0.0138in dotted #000000" style:writing-mode="lr-tb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</style:style>
    <style:style style:name="P125" style:parent-style-name="Standard" style:family="paragraph">
      <style:paragraph-properties fo:text-align="justify"/>
    </style:style>
    <style:style style:name="P126" style:parent-style-name="Standard" style:family="paragraph">
      <style:paragraph-properties fo:text-align="justify"/>
    </style:style>
    <style:style style:name="P127" style:parent-style-name="Standard" style:family="paragraph">
      <style:paragraph-properties fo:text-align="justify"/>
    </style:style>
    <style:style style:name="P128" style:parent-style-name="Standard" style:family="paragraph">
      <style:paragraph-properties fo:text-align="justify"/>
      <style:text-properties fo:language="de" fo:country="DE"/>
    </style:style>
    <style:style style:name="P129" style:parent-style-name="Standard" style:family="paragraph">
      <style:paragraph-properties fo:text-align="justify"/>
      <style:text-properties fo:language="de" fo:country="DE"/>
    </style:style>
    <style:style style:name="P130" style:parent-style-name="Standard" style:family="paragraph">
      <style:paragraph-properties fo:text-align="justify"/>
      <style:text-properties fo:language="de" fo:country="DE"/>
    </style:style>
    <style:style style:name="P131" style:parent-style-name="Standard" style:family="paragraph">
      <style:paragraph-properties fo:text-align="justify"/>
      <style:text-properties fo:font-size="11pt" style:font-size-asian="11pt" style:font-size-complex="11pt" fo:language="de" fo:country="DE"/>
    </style:style>
    <style:style style:name="P132" style:parent-style-name="Standard" style:family="paragraph">
      <style:paragraph-properties fo:text-align="justify"/>
    </style:style>
    <style:style style:name="T133" style:parent-style-name="Absatz-Standardschriftart" style:family="text">
      <style:text-properties fo:font-size="11pt" style:font-size-asian="11pt" style:font-size-complex="11pt" fo:language="de" fo:country="DE"/>
    </style:style>
    <style:style style:name="T134" style:parent-style-name="Absatz-Standardschriftart" style:family="text">
      <style:text-properties fo:font-size="11pt" style:font-size-asian="11pt" style:font-size-complex="11pt" fo:language="de" fo:country="DE"/>
    </style:style>
    <style:style style:name="T135" style:parent-style-name="Absatz-Standardschriftart" style:family="text">
      <style:text-properties fo:font-size="11pt" style:font-size-asian="11pt" style:font-size-complex="11pt" fo:language="de" fo:country="DE"/>
    </style:style>
    <style:style style:name="P136" style:parent-style-name="Standard" style:family="paragraph">
      <style:paragraph-properties fo:text-align="justify"/>
      <style:text-properties fo:language="de" fo:country="DE"/>
    </style:style>
    <style:style style:name="P137" style:parent-style-name="Standard" style:family="paragraph">
      <style:paragraph-properties fo:text-align="justify"/>
      <style:text-properties fo:language="de" fo:country="DE"/>
    </style:style>
    <style:style style:name="P138" style:parent-style-name="Standard" style:family="paragraph">
      <style:paragraph-properties fo:text-align="justify"/>
      <style:text-properties fo:language="de" fo:country="DE"/>
    </style:style>
    <style:style style:name="P139" style:parent-style-name="Standard" style:family="paragraph">
      <style:paragraph-properties fo:text-align="justify"/>
      <style:text-properties fo:language="de" fo:country="DE"/>
    </style:style>
    <style:style style:name="P140" style:parent-style-name="Standard" style:family="paragraph">
      <style:paragraph-properties fo:text-align="justify"/>
    </style:style>
    <style:style style:name="T141" style:parent-style-name="Absatz-Standardschriftart" style:family="text">
      <style:text-properties fo:font-size="11pt" style:font-size-asian="11pt" style:font-size-complex="11pt" fo:language="de" fo:country="DE" style:language-asian="de" style:country-asian="DE" style:language-complex="ar" style:country-complex="SA"/>
    </style:style>
    <style:style style:name="S3" style:family="section">
      <style:section-properties fo:margin-left="0in" fo:margin-right="0in" style:writing-mode="lr-tb">
        <style:columns fo:column-count="3">
          <style:column style:rel-width="3213*" fo:start-indent="0in" fo:end-indent="0in"/>
          <style:column style:rel-width="3213*" fo:start-indent="0in" fo:end-indent="0in"/>
          <style:column style:rel-width="3213*" fo:start-indent="0in" fo:end-indent="0in"/>
        </style:columns>
      </style:section-properties>
    </style:style>
    <style:style style:name="T142" style:parent-style-name="Absatz-Standardschriftart" style:family="text">
      <style:text-properties fo:font-size="10pt" style:font-size-asian="10pt" style:font-size-complex="10pt" fo:language="de" fo:country="DE"/>
    </style:style>
    <style:style style:name="T143" style:parent-style-name="Absatz-Standardschriftart" style:family="text">
      <style:text-properties fo:font-size="10pt" style:font-size-asian="10pt" style:font-size-complex="10pt" fo:language="en" fo:country="GB"/>
    </style:style>
    <style:style style:name="P144" style:parent-style-name="Standard" style:family="paragraph">
      <style:text-properties fo:font-size="10pt" style:font-size-asian="10pt" style:font-size-complex="10pt" fo:language="en" fo:country="GB"/>
    </style:style>
    <style:style style:name="P145" style:parent-style-name="Standard" style:family="paragraph">
      <style:text-properties fo:font-size="10pt" style:font-size-asian="10pt" style:font-size-complex="10pt" fo:language="en" fo:country="GB"/>
    </style:style>
    <style:style style:name="P146" style:parent-style-name="Standard" style:family="paragraph">
      <style:text-properties fo:font-size="10pt" style:font-size-asian="10pt" style:font-size-complex="10pt" fo:language="en" fo:country="GB"/>
    </style:style>
    <style:style style:name="P147" style:parent-style-name="Standard" style:family="paragraph">
      <style:text-properties fo:font-size="10pt" style:font-size-asian="10pt" style:font-size-complex="10pt" fo:language="en" fo:country="GB"/>
    </style:style>
    <style:style style:name="P148" style:parent-style-name="Standard" style:family="paragraph">
      <style:text-properties fo:font-size="10pt" style:font-size-asian="10pt" style:font-size-complex="10pt" fo:language="en" fo:country="GB"/>
    </style:style>
    <style:style style:name="P149" style:parent-style-name="Standard" style:family="paragraph">
      <style:text-properties fo:font-size="10pt" style:font-size-asian="10pt" style:font-size-complex="10pt" fo:language="en" fo:country="GB"/>
    </style:style>
    <style:style style:name="P150" style:parent-style-name="Standard" style:family="paragraph">
      <style:text-properties fo:font-size="10pt" style:font-size-asian="10pt" style:font-size-complex="10pt" fo:language="en" fo:country="GB"/>
    </style:style>
    <style:style style:name="P151" style:parent-style-name="Standard" style:family="paragraph">
      <style:text-properties fo:font-size="10pt" style:font-size-asian="10pt" style:font-size-complex="10pt" fo:language="en" fo:country="GB"/>
    </style:style>
    <style:style style:name="P152" style:parent-style-name="Standard" style:family="paragraph">
      <style:text-properties fo:font-size="10pt" style:font-size-asian="10pt" style:font-size-complex="10pt" fo:language="de" fo:country="DE"/>
    </style:style>
    <style:style style:name="P153" style:parent-style-name="Standard" style:family="paragraph">
      <style:text-properties fo:font-size="10pt" style:font-size-asian="10pt" style:font-size-complex="10pt" fo:language="de" fo:country="DE"/>
    </style:style>
    <style:style style:name="P154" style:parent-style-name="Standard" style:family="paragraph">
      <style:text-properties fo:font-size="10pt" style:font-size-asian="10pt" style:font-size-complex="10pt" fo:language="de" fo:country="DE"/>
    </style:style>
    <style:style style:name="P155" style:parent-style-name="Standard" style:family="paragraph">
      <style:text-properties fo:font-size="10pt" style:font-size-asian="10pt" style:font-size-complex="10pt" fo:language="de" fo:country="DE"/>
    </style:style>
    <style:style style:name="S4" style:family="section">
      <style:section-properties fo:margin-left="0in" fo:margin-right="0in" style:writing-mode="lr-tb"/>
    </style:style>
    <style:style style:name="P156" style:parent-style-name="Standard" style:family="paragraph">
      <style:text-properties fo:font-size="11pt" style:font-size-asian="11pt" style:font-size-complex="11pt" fo:language="de" fo:country="DE"/>
    </style:style>
    <style:style style:name="P157" style:parent-style-name="Standard" style:family="paragraph">
      <style:text-properties fo:font-size="11pt" style:font-size-asian="11pt" style:font-size-complex="11pt" fo:language="de" fo:country="DE"/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/>
      <text:section text:name="Sect1" text:style-name="S1">
        <text:p text:style-name="Standard"/>
        <text:p text:style-name="P2"/>
        <text:p text:style-name="P3"/>
        <text:p text:style-name="P4">%name%</text:p>
        <text:p text:style-name="P5">%street%</text:p>
        <text:p text:style-name="P6">%zip% %city%</text:p>
        <text:p text:style-name="P7"/>
        <text:p text:style-name="P8"/>
        <text:p text:style-name="P9"/>
        <text:p text:style-name="P10"/>
        <text:p text:style-name="P11"/>
        <text:p text:style-name="P12">%comcompanyname%</text:p>
        <text:p text:style-name="P13">Inh. %comname%</text:p>
        <text:p text:style-name="P14">%comstreet%</text:p>
        <text:p text:style-name="P15">%comzip% %comcity%</text:p>
        <text:p text:style-name="P16">Telefon:<text:s/>%comtelephone%</text:p>
        <text:p text:style-name="P17">Fax: %comfax%</text:p>
        <text:p text:style-name="P18">E-mail: %comemail%</text:p>
        <text:p text:style-name="P19"/>
      </text:section>
      <text:section text:name="Sect2" text:style-name="S2">
        <text:p text:style-name="P20"/>
        <text:p text:style-name="P21">Monatsrechnung: %monthto% %year%</text:p>
        <text:p text:style-name="P22">Rechnung Nr. %billid%<text:s/><text:tab/><text:tab/><text:tab/>Kunden-Nr.: %clientid%<text:tab/><text:tab/><text:tab/><text:s text:c="8"/>Datum: %billdate%</text:p>
        <text:p text:style-name="P23"/>
        <text:p text:style-name="P24"/>
        <text:p text:style-name="P25"/>
        <table:table table:style-name="Table26">
          <table:table-columns>
            <table:table-column table:style-name="TableColumn27"/>
            <table:table-column table:style-name="TableColumn28"/>
            <table:table-column table:style-name="TableColumn29"/>
            <table:table-column table:style-name="TableColumn30"/>
          </table:table-columns>
          <table:table-header-rows>
            <table:table-row table:style-name="TableRow31">
              <table:table-cell table:style-name="TableCell32">
                <text:p text:style-name="P33">Bezeichnung</text:p>
              </table:table-cell>
              <table:table-cell table:style-name="TableCell34">
                <text:p text:style-name="TableHeading">Umfang</text:p>
              </table:table-cell>
              <table:table-cell table:style-name="TableCell35">
                <text:p text:style-name="TableHeading">Einzelpreis</text:p>
              </table:table-cell>
              <table:table-cell table:style-name="TableCell36">
                <text:p text:style-name="TableHeading">Gesamtpreis</text:p>
              </table:table-cell>
            </table:table-row>
          </table:table-header-rows>
          <table:table-row table:style-name="TableRow37">
            <table:table-cell table:style-name="TableCell38">
              <text:p text:style-name="TableContents">%pos1description% am %pos1date%</text:p>
            </table:table-cell>
            <table:table-cell table:style-name="TableCell39">
              <text:p text:style-name="P40">%pos1time%<text:s/>Stunden</text:p>
            </table:table-cell>
            <table:table-cell table:style-name="TableCell41">
              <text:p text:style-name="P42">%pos1rate% EUR</text:p>
            </table:table-cell>
            <table:table-cell table:style-name="TableCell43">
              <text:p text:style-name="P44">%pos1total% EUR</text:p>
            </table:table-cell>
          </table:table-row>
          <table:table-row table:style-name="TableRow45">
            <table:table-cell table:style-name="TableCell46">
              <text:p text:style-name="TableContents">%pos2description% am %pos2date%</text:p>
            </table:table-cell>
            <table:table-cell table:style-name="TableCell47">
              <text:p text:style-name="P48">%pos2time% Stunden</text:p>
            </table:table-cell>
            <table:table-cell table:style-name="TableCell49">
              <text:p text:style-name="P50">%pos2rate% EUR</text:p>
            </table:table-cell>
            <table:table-cell table:style-name="TableCell51">
              <text:p text:style-name="P52">%pos2total% EUR</text:p>
            </table:table-cell>
          </table:table-row>
          <table:table-row table:style-name="TableRow53">
            <table:table-cell table:style-name="TableCell54">
              <text:p text:style-name="TableContents">%pos3description% am %pos3date%</text:p>
            </table:table-cell>
            <table:table-cell table:style-name="TableCell55">
              <text:p text:style-name="P56">%pos3time% Stunden</text:p>
            </table:table-cell>
            <table:table-cell table:style-name="TableCell57">
              <text:p text:style-name="P58">%pos3rate% EUR</text:p>
            </table:table-cell>
            <table:table-cell table:style-name="TableCell59">
              <text:p text:style-name="P60">%pos3total% EUR</text:p>
            </table:table-cell>
          </table:table-row>
          <table:table-row table:style-name="TableRow61">
            <table:table-cell table:style-name="TableCell62">
              <text:p text:style-name="TableContents">%pos4description% am %pos4date%</text:p>
            </table:table-cell>
            <table:table-cell table:style-name="TableCell63">
              <text:p text:style-name="P64">%pos4time% Stunden</text:p>
            </table:table-cell>
            <table:table-cell table:style-name="TableCell65">
              <text:p text:style-name="P66">%pos4rate% EUR</text:p>
            </table:table-cell>
            <table:table-cell table:style-name="TableCell67">
              <text:p text:style-name="P68">%pos4total% EUR</text:p>
            </table:table-cell>
          </table:table-row>
          <table:table-row table:style-name="TableRow69">
            <table:table-cell table:style-name="TableCell70">
              <text:p text:style-name="TableContents">%pos5description% am %pos5date%</text:p>
            </table:table-cell>
            <table:table-cell table:style-name="TableCell71">
              <text:p text:style-name="P72">%pos5time% Stunden</text:p>
            </table:table-cell>
            <table:table-cell table:style-name="TableCell73">
              <text:p text:style-name="P74">%pos5rate% EUR</text:p>
            </table:table-cell>
            <table:table-cell table:style-name="TableCell75">
              <text:p text:style-name="P76">%pos5total% EUR</text:p>
            </table:table-cell>
          </table:table-row>
          <table:table-row table:style-name="TableRow77">
            <table:table-cell table:style-name="TableCell78">
              <text:p text:style-name="TableContents">%pos6description% am %pos6date%</text:p>
            </table:table-cell>
            <table:table-cell table:style-name="TableCell79">
              <text:p text:style-name="P80">%pos6time% Stunden</text:p>
            </table:table-cell>
            <table:table-cell table:style-name="TableCell81">
              <text:p text:style-name="P82">%pos6rate% EUR</text:p>
            </table:table-cell>
            <table:table-cell table:style-name="TableCell83">
              <text:p text:style-name="P84">%pos6total% EUR</text:p>
            </table:table-cell>
          </table:table-row>
          <table:table-row table:style-name="TableRow85">
            <table:table-cell table:style-name="TableCell86">
              <text:p text:style-name="TableContents">%pos7description% am %pos7date%</text:p>
            </table:table-cell>
            <table:table-cell table:style-name="TableCell87">
              <text:p text:style-name="P88">%pos7time% Stunden</text:p>
            </table:table-cell>
            <table:table-cell table:style-name="TableCell89">
              <text:p text:style-name="P90">%pos7rate% EUR</text:p>
            </table:table-cell>
            <table:table-cell table:style-name="TableCell91">
              <text:p text:style-name="P92">%pos7total% EUR</text:p>
            </table:table-cell>
          </table:table-row>
          <table:table-row table:style-name="TableRow93">
            <table:table-cell table:style-name="TableCell94">
              <text:p text:style-name="TableContents">%pos8description% am %pos8date%</text:p>
            </table:table-cell>
            <table:table-cell table:style-name="TableCell95">
              <text:p text:style-name="P96">%pos8time% Stunden</text:p>
            </table:table-cell>
            <table:table-cell table:style-name="TableCell97">
              <text:p text:style-name="P98">%pos8rate% EUR</text:p>
            </table:table-cell>
            <table:table-cell table:style-name="TableCell99">
              <text:p text:style-name="P100">%pos8total% EUR</text:p>
            </table:table-cell>
          </table:table-row>
          <table:table-row table:style-name="TableRow101">
            <table:table-cell table:style-name="TableCell102">
              <text:p text:style-name="TableContents">%pos9description% am %pos9date%</text:p>
            </table:table-cell>
            <table:table-cell table:style-name="TableCell103">
              <text:p text:style-name="P104">%pos9time% Stunden</text:p>
            </table:table-cell>
            <table:table-cell table:style-name="TableCell105">
              <text:p text:style-name="P106">%pos9rate% EUR</text:p>
            </table:table-cell>
            <table:table-cell table:style-name="TableCell107">
              <text:p text:style-name="P108">%pos9total% EUR</text:p>
            </table:table-cell>
          </table:table-row>
          <table:table-row table:style-name="TableRow109">
            <table:table-cell table:style-name="TableCell110">
              <text:p text:style-name="TableContents">%pos10description% am %pos10date%</text:p>
            </table:table-cell>
            <table:table-cell table:style-name="TableCell111">
              <text:p text:style-name="P112">%pos10time% Stunden</text:p>
            </table:table-cell>
            <table:table-cell table:style-name="TableCell113">
              <text:p text:style-name="P114">%pos10rate% EUR</text:p>
            </table:table-cell>
            <table:table-cell table:style-name="TableCell115">
              <text:p text:style-name="P116">%pos10total% EUR</text:p>
            </table:table-cell>
          </table:table-row>
          <table:table-row table:style-name="TableRow117">
            <table:table-cell table:style-name="TableCell118">
              <text:p text:style-name="TableContents"><text:s text:c="3"/>Gesamtbetrag</text:p>
            </table:table-cell>
            <table:table-cell table:style-name="TableCell119">
              <text:p text:style-name="P120"/>
            </table:table-cell>
            <table:table-cell table:style-name="TableCell121">
              <text:p text:style-name="P122"/>
            </table:table-cell>
            <table:table-cell table:style-name="TableCell123">
              <text:p text:style-name="P124">%totalsum% EUR</text:p>
            </table:table-cell>
          </table:table-row>
        </table:table>
        <text:p text:style-name="Standard"/>
        <text:p text:style-name="P125"/>
        <text:p text:style-name="P126"/>
        <text:p text:style-name="P127"/>
        <text:p text:style-name="P128">Es wird gemäß §19 Abs. 1 Umsatzsteuergesetz keine Umsatzsteuer erhoben.</text:p>
        <text:p text:style-name="P129"/>
        <text:p text:style-name="P130"/>
        <text:p text:style-name="P131">Wir möchten Sie bitten den Rechnungsbetrag innerhalb von 10 Tagen auf die angegebene Bankverbindung</text:p>
        <text:p text:style-name="P132"><text:span text:style-name="T133">zu<text:s/></text:span><text:span text:style-name="T134">überweisen. Verwendungszweck:<text:s/></text:span><text:span text:style-name="T135">%billpurpose%</text:span></text:p>
        <text:p text:style-name="P136"/>
        <text:p text:style-name="P137"/>
        <text:p text:style-name="P138"/>
        <text:p text:style-name="P139"/>
        <text:p text:style-name="P140"><text:span text:style-name="T141"><draw:connector draw:type="line" svg:x1="-0.05472in" svg:y1="0.09409in" svg:x2="6.58973in" svg:y2="0.09409in" draw:z-index="251658240" draw:id="id0" draw:style-name="a0" draw:name="Gerader Verbinder 1" text:anchor-type="paragraph"><svg:title/><svg:desc/></draw:connector></text:span></text:p>
      </text:section>
      <text:section text:name="Sect3" text:style-name="S3">
        <text:p text:style-name="Standard"><text:span text:style-name="T142">%comcompanyname% Inh.<text:s/></text:span><text:span text:style-name="T143">%comname%</text:span></text:p>
        <text:p text:style-name="P144">%comstreet%</text:p>
        <text:p text:style-name="P145">%comzip% %comfax%</text:p>
        <text:p text:style-name="P146">%combank%</text:p>
        <text:p text:style-name="P147">Konto-Inh. %comname%</text:p>
        <text:p text:style-name="P148">IBAN: %comiban%</text:p>
        <text:p text:style-name="P149">BIC: %combic%</text:p>
        <text:p text:style-name="P150"/>
        <text:p text:style-name="P151"/>
        <text:p text:style-name="P152">Steuernummer: %comtaxnr%</text:p>
        <text:p text:style-name="P153"/>
        <text:p text:style-name="P154"/>
        <text:p text:style-name="P155"/>
      </text:section>
      <text:section text:name="Sect4" text:style-name="S4">
        <text:p text:style-name="P156"/>
        <text:p text:style-name="P157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Überschrift2" style:display-name="Überschrift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Überschrift3" style:display-name="Überschrift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color="#808080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el" style:display-name="Titel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Untertitel" style:display-name="Untertitel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Linenumbering" style:display-name="Line numbering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ervorhebung" style:display-name="Hervorhebung" style:family="text">
      <style:text-properties fo:font-style="italic" style:font-style-asian="italic" style:font-style-complex="italic"/>
    </style:style>
    <style:style style:name="NumberingSymbols" style:display-name="Numbering Symbols" style:family="text"/>
    <style:style style:name="Kommentartext" style:display-name="Kommentartext" style:family="paragraph" style:parent-style-name="Standard">
      <style:text-properties style:font-name-complex="Mangal" fo:font-size="10pt" style:font-size-asian="10pt" style:font-size-complex="9pt" fo:hyphenate="false"/>
    </style:style>
    <style:style style:name="KommentartextZchn" style:display-name="Kommentartext Zchn" style:family="text" style:parent-style-name="Absatz-Standardschriftart">
      <style:text-properties style:font-name-complex="Mangal" fo:font-size="10pt" style:font-size-asian="10pt" style:font-size-complex="9pt"/>
    </style:style>
    <style:style style:name="Kommentarzeichen" style:display-name="Kommentarzeichen" style:family="text" style:parent-style-name="Absatz-Standardschriftart">
      <style:text-properties fo:font-size="8pt" style:font-size-asian="8pt" style:font-size-complex="8pt"/>
    </style:style>
    <style:style style:name="Sprechblasentext" style:display-name="Sprechblasentext" style:family="paragraph" style:parent-style-name="Standard">
      <style:text-properties style:font-name="Segoe UI" style:font-name-complex="Mangal" fo:font-size="9pt" style:font-size-asian="9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Unzumutbar</meta:initial-creator>
    <dc:creator>Nils-Tristan Bürgel</dc:creator>
    <meta:creation-date>2016-08-14T01:23:00Z</meta:creation-date>
    <dc:date>2016-10-10T08:23:00Z</dc:date>
    <meta:print-date>2015-04-26T17:47:00Z</meta:print-date>
    <meta:template xlink:href="Normal.dotm" xlink:type="simple"/>
    <meta:editing-cycles>10</meta:editing-cycles>
    <meta:editing-duration>PT0S</meta:editing-duration>
    <meta:document-statistic meta:page-count="2" meta:paragraph-count="3" meta:word-count="215" meta:character-count="1571" meta:row-count="11" meta:non-whitespace-character-count="1359"/>
  </office:meta>
</office:document-meta>
</file>